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 style:font-family-generic="swiss"/>
    <style:font-face style:name="Courier New" svg:font-family="'Courier New'" style:font-adornments="Regular" style:font-family-generic="modern" style:font-pitch="fixed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931in" fo:margin-left="-0.0819in" fo:margin-top="0in" fo:margin-bottom="0in" table:align="left" style:writing-mode="rl-tb"/>
    </style:style>
    <style:style style:name="Table1.A" style:family="table-column">
      <style:table-column-properties style:column-width="5.993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2e74b5" fo:padding-left="0.0069in" fo:padding-right="0.0069in" fo:padding-top="0in" fo:padding-bottom="0in" fo:border="0.0069in solid #00000a">
        <style:background-image/>
      </style:table-cell-properties>
    </style:style>
    <style:style style:name="Table1.A2" style:family="table-cell">
      <style:table-cell-properties fo:background-color="#ffffff" fo:padding-left="0.0069in" fo:padding-right="0.0069in" fo:padding-top="0in" fo:padding-bottom="0in" fo:border="0.0069in solid #00000a">
        <style:background-image/>
      </style:table-cell-properties>
    </style:style>
    <style:style style:name="Table1.A5" style:family="table-cell">
      <style:table-cell-properties fo:background-color="#ffffff" fo:padding-left="0.0069in" fo:padding-right="0.0069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2" style:family="table">
      <style:table-properties style:width="5.9931in" fo:margin-left="-0.0819in" fo:margin-top="0in" fo:margin-bottom="0in" table:align="left" style:writing-mode="rl-tb"/>
    </style:style>
    <style:style style:name="Table2.A" style:family="table-column">
      <style:table-column-properties style:column-width="5.99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2e74b5" fo:padding-left="0.0069in" fo:padding-right="0.0069in" fo:padding-top="0in" fo:padding-bottom="0in" fo:border="0.0069in solid #00000a">
        <style:background-image/>
      </style:table-cell-properties>
    </style:style>
    <style:style style:name="Table3" style:family="table">
      <style:table-properties style:width="5.9931in" fo:margin-left="-0.0819in" fo:margin-top="0in" fo:margin-bottom="0in" table:align="left" style:writing-mode="rl-tb"/>
    </style:style>
    <style:style style:name="Table3.A" style:family="table-column">
      <style:table-column-properties style:column-width="5.993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2e74b5" fo:padding-left="0.0069in" fo:padding-right="0.0069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931in" fo:margin-left="-0.0819in" fo:margin-top="0in" fo:margin-bottom="0in" table:align="left" style:writing-mode="rl-tb"/>
    </style:style>
    <style:style style:name="Table4.A" style:family="table-column">
      <style:table-column-properties style:column-width="5.9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2e74b5" fo:padding-left="0.0069in" fo:padding-right="0.0069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931in" fo:margin-left="-0.0819in" fo:margin-top="0in" fo:margin-bottom="0in" table:align="left" style:writing-mode="rl-tb"/>
    </style:style>
    <style:style style:name="Table5.A" style:family="table-column">
      <style:table-column-properties style:column-width="5.993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2e74b5" fo:padding-left="0.0069in" fo:padding-right="0.0069in" fo:padding-top="0in" fo:padding-bottom="0in" fo:border="0.0069in solid #00000a">
        <style:background-image/>
      </style:table-cell-properties>
    </style:style>
    <style:style style:name="Table6" style:family="table">
      <style:table-properties style:width="5.9931in" fo:margin-left="-0.0819in" fo:margin-top="0in" fo:margin-bottom="0in" table:align="left" style:writing-mode="rl-tb"/>
    </style:style>
    <style:style style:name="Table6.A" style:family="table-column">
      <style:table-column-properties style:column-width="5.9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2e74b5" fo:padding-left="0.0069in" fo:padding-right="0.0069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ArialMT" style:font-name-complex="ArialMT1"/>
    </style:style>
    <style:style style:name="P3" style:family="paragraph" style:parent-style-name="Standard">
      <style:paragraph-properties fo:text-align="end" style:justify-single-word="false"/>
      <style:text-properties fo:color="#000000" style:font-name="ArialMT" style:font-name-complex="ArialMT1"/>
    </style:style>
    <style:style style:name="P4" style:family="paragraph" style:parent-style-name="Standard">
      <style:paragraph-properties fo:line-height="150%" fo:text-align="end" style:justify-single-word="false"/>
    </style:style>
    <style:style style:name="P5" style:family="paragraph" style:parent-style-name="Standard" style:list-style-name="WWNum4">
      <style:paragraph-properties fo:line-height="150%" fo:text-align="end" style:justify-single-word="false">
        <style:tab-stops>
          <style:tab-stop style:position="0.1917in" style:type="right"/>
        </style:tab-stops>
      </style:paragraph-properties>
    </style:style>
    <style:style style:name="P6" style:family="paragraph" style:parent-style-name="Standard" style:list-style-name="WWNum1">
      <style:paragraph-properties fo:line-height="150%" fo:text-align="end" style:justify-single-word="false">
        <style:tab-stops>
          <style:tab-stop style:position="0.1917in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000000" style:font-name="Arial-BoldMT" fo:font-weight="bold" style:font-weight-asian="bold" style:font-name-complex="Times New Roman1" style:font-weight-complex="bold"/>
    </style:style>
    <style:style style:name="T2" style:family="text">
      <style:text-properties fo:color="#000000" style:font-name="Arial-BoldMT" fo:font-weight="bold" style:font-weight-asian="bold" style:font-name-complex="Arial-BoldMT1" style:font-weight-complex="bold"/>
    </style:style>
    <style:style style:name="T3" style:family="text">
      <style:text-properties fo:color="#000000" style:font-name="ArialMT" style:font-name-complex="Times New Roman1"/>
    </style:style>
    <style:style style:name="T4" style:family="text">
      <style:text-properties fo:color="#000000" style:font-name="ArialMT" fo:font-weight="bold" style:font-weight-asian="bold" style:font-name-complex="Times New Roman1" style:font-weight-complex="bold"/>
    </style:style>
    <style:style style:name="T5" style:family="text">
      <style:text-properties fo:color="#000000" style:font-name="ArialMT" style:font-name-complex="ArialMT1"/>
    </style:style>
    <style:style style:name="T6" style:family="text">
      <style:text-properties fo:color="#000000" style:font-name-complex="ArialMT1"/>
    </style:style>
    <style:style style:name="T7" style:family="text">
      <style:text-properties fo:color="#000000" style:font-name-complex="Times New Roman1"/>
    </style:style>
    <style:style style:name="T8" style:family="text">
      <style:text-properties style:font-name-complex="Times New Roman1"/>
    </style:style>
    <style:style style:name="T9" style:family="text">
      <style:text-properties style:font-name-complex="ArialMT1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style:font-name-asian="Times New Roman1" style:font-name-complex="Times New Roman1" style:language-complex="ar" style:country-complex="AE"/>
    </style:style>
    <style:style style:name="T12" style:family="text">
      <style:text-properties style:font-name="Times New Roman" style:font-name-asian="Times New Roman1" style:font-name-complex="Times New Roman1" style:language-complex="he" style:country-complex="IL"/>
    </style:style>
    <style:style style:name="T13" style:family="text">
      <style:text-properties style:font-name="Times New Roman" fo:language="en" fo:country="GB" style:font-name-asian="Times New Roman1" style:font-name-complex="Times New Roman1"/>
    </style:style>
    <style:style style:name="T14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קורות חיים</text:span><text:span text:style-name="T2">- </text:span><text:span text:style-name="T1">דביר שירי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4">פרטים אישיים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3">תאריך לידה</text:span><text:span text:style-name="T5">: 19.06.1997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3">דוא</text:span><text:span text:style-name="T5">"</text:span><text:span text:style-name="T3">ל</text:span><text:span text:style-name="T5">: dvirshiri.123@gmail.com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3">טלפון</text:span><text:span text:style-name="T5">: 054-7339834</text:span></text:p>
          </table:table-cell>
        </table:table-row>
        <table:table-row table:style-name="Table1.1">
          <table:table-cell table:style-name="Table1.A5" office:value-type="string">
            <text:p text:style-name="P7"><text:span text:style-name="T8">כתובת</text:span><text:span text:style-name="T9">: </text:span><text:span text:style-name="T8">וודג</text:span><text:span text:style-name="T9">'</text:span><text:span text:style-name="T8">ווד </text:span><text:span text:style-name="T9">14, </text:span><text:span text:style-name="T8">חיפה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4">רקע אישי</text:span></text:p>
          </table:table-cell>
        </table:table-row>
      </table:table>
      <text:p text:style-name="P4"><text:span text:style-name="T10">בעל חוש טכני גבוהה וחוש יצירתי, יכולת למצוא פתרונות יצירתיים באופן עצמאי לבעיות טכניות.</text:span></text:p>
      <text:p text:style-name="P4"><text:span text:style-name="T10">בעל יכולות למ</text:span><text:bookmark text:name="_GoBack"/><text:span text:style-name="T10">ידה עצמאית גבוהות, שואף ללמידה והתפתחות בכל מקום עבודה .</text:span></text:p>
      <text:p text:style-name="P4"><text:span text:style-name="T10">מתפקד היטב תחת לחץ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4">השכלה</text:span></text:p>
          </table:table-cell>
        </table:table-row>
      </table:table>
      <text:p text:style-name="P7"><text:span text:style-name="T3">לימודים</text:span><text:span text:style-name="T5">:</text:span></text:p>
      <text:p text:style-name="P7"><text:span text:style-name="T3">השכלה תיכונית ובעל תעודת בגרות מלאה</text:span><text:span text:style-name="T5">.</text:span></text:p>
      <text:p text:style-name="P7"><text:span text:style-name="T3">מגמה ביולוגית – 5 יחידות, מגמת מוסיקה – 5 יחידות</text:span></text:p>
      <text:p text:style-name="P3"/>
      <text:p text:style-name="P7"><text:span text:style-name="T3">מחשבים</text:span><text:span text:style-name="T5">:</text:span></text:p>
      <text:p text:style-name="P7"><text:span text:style-name="T3">יכולת תכנות ב</text:span><text:span text:style-name="T5">- </text:span><text:span text:style-name="T6">Python. </text:span><text:span text:style-name="T7">למידה עצמאית</text:span><text:span text:style-name="T6">.</text:span></text:p>
      <text:p text:style-name="P3"/>
      <text:p text:style-name="P7"><text:span text:style-name="T3">שפות</text:span><text:span text:style-name="T5">:</text:span></text:p>
      <text:p text:style-name="P7"><text:span text:style-name="T3">עברית </text:span><text:span text:style-name="T5">– </text:span><text:span text:style-name="T3">שפת אם</text:span></text:p>
      <text:p text:style-name="P4"><text:span text:style-name="T10">אנגלית – קרוב לשפת אם בדיבור וקריאה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4">שירות צבאי</text:span></text:p>
          </table:table-cell>
        </table:table-row>
      </table:table>
      <text:p text:style-name="P4"><text:span text:style-name="T10">|2018 -2016 | שירות בשייטת 3, בחיל הים.</text:span></text:p>
      <text:p text:style-name="P4"><text:span text:style-name="T10">הסמכות של:</text:span></text:p>
      <text:list xml:id="list3264521839567506718" text:style-name="WWNum4">
        <text:list-item>
          <text:p text:style-name="P5"><text:span text:style-name="T10">כבאי ימי</text:span></text:p>
        </text:list-item>
      </text:list>
      <text:list xml:id="list8918705260905166133" text:style-name="WWNum1">
        <text:list-item>
          <text:p text:style-name="P6"><text:span text:style-name="T10">מדריך קרב מגע צבאי</text:span></text:p>
        </text:list-item>
        <text:list-item>
          <text:p text:style-name="P6"><text:span text:style-name="T10">מכונאי בכיר במחלקת מכונה באוניית חיל הים</text:span></text:p>
        </text:list-item>
      </text:list>
      <text:p text:style-name="P4"><text:span text:style-name="T10">שירות קרבי, בתפקיד בעל אופי טכני וניהולי הדורש ניסיון בטיפול מקרים תחת מצבי לחץ תוך שילוב </text:span><text:span text:style-name="T13">ידע</text:span><text:span text:style-name="T10"> רב וזיכרון של נהלים רבים.</text:span></text:p>
      <text:p text:style-name="P4"><text:span text:style-name="T10">בעל ניסיון בניהול עבודות בעלי אופי טכני ויכולות הבנה במורכבות מכאנית גבוהה.</text:span></text:p>
      <text:p text:style-name="P4"><text:span text:style-name="T10">דרגה בעת שחרור: סמ"ר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4">עבודה</text:span></text:p>
          </table:table-cell>
        </table:table-row>
      </table:table>
      <text:p text:style-name="P4"><text:span text:style-name="T10">|2013 - 2018| </text:span><text:span text:style-name="T14">עבודה ברשת "סופר פארם":</text:span><text:span text:style-name="T10"> עוזר בבית המרקחת ולאחר מכן אחראי משמרת בסניף קניון ארנה ועוזר בבית המרקחת.</text:span></text:p>
      <text:p text:style-name="P4"><text:span text:style-name="T10">|2019| <text:s/></text:span><text:span text:style-name="T14">עבודה בחנות "אוקטופוס מובייל":</text:span><text:span text:style-name="T10"> חנות למכירת טלפונים ואביזרים בחיפה. ניסיון בתיקון מכשירים סלולאריים ובמכירות.</text:span></text:p>
      <text:p text:style-name="P4"><text:span text:style-name="T10">| 2020| עבודה בבית מלון Crown Plaza: עבודה </text:span><text:span text:style-name="T12">מועדפת</text:span><text:span text:style-name="T10">.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4">פרטים נוספים</text:span></text:p>
          </table:table-cell>
        </table:table-row>
      </table:table>
      <text:p text:style-name="P4"><text:span text:style-name="T10">מתקן באופן עצמאי מכשירים אלקטרוניים</text:span></text:p>
      <text:p text:style-name="P4"><text:span text:style-name="T10">בעל רישיון נהיגה</text:span></text:p>
      <text:p text:style-name="P4"><text:span text:style-name="T10">מנגן בגיטרה בלהקה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1" svg:font-family="Tahoma" style:font-family-generic="swiss"/>
    <style:font-face style:name="Courier New" svg:font-family="'Courier New'" style:font-adornments="Regular" style:font-family-generic="modern" style:font-pitch="fixed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he" style:country-complex="IL"/>
    </style:default-style>
    <style:default-style style:family="paragraph">
      <style:paragraph-properties fo:margin-top="0in" fo:margin-bottom="0.111in" fo:line-height="106%"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end" style:justify-single-word="false" fo:orphans="2" fo:widows="2" fo:hyphenation-ladder-count="no-limit" style:writing-mode="rl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Tahoma1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957in" fo:margin-bottom="0.2957in" fo:margin-left="1.25in" fo:margin-right="1.25in" style:writing-mode="lr-tb" style:layout-grid-color="#c0c0c0" style:layout-grid-lines="2643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ncel Guy</meta:initial-creator>
    <dc:creator>Dvir Shiri</dc:creator>
    <meta:editing-cycles>4</meta:editing-cycles>
    <meta:creation-date>2020-01-31T14:15:00</meta:creation-date>
    <dc:date>2020-02-02T18:45:47.72</dc:date>
    <meta:editing-duration>PT3S</meta:editing-duration>
    <meta:generator>OpenOffice/4.1.6$Win32 OpenOffice.org_project/416m1$Build-9790</meta:generator>
    <meta:document-statistic meta:table-count="6" meta:image-count="0" meta:object-count="0" meta:page-count="1" meta:paragraph-count="36" meta:word-count="247" meta:character-count="1210"/>
    <meta:user-defined meta:name="AppVersion">14.0000</meta:user-defined>
    <meta:user-defined meta:name="Company">es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